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86ac" officeooo:paragraph-rsid="001686ac"/>
    </style:style>
    <style:style style:name="T1" style:family="text">
      <style:text-properties officeooo:rsid="001729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iercoles genteeeeeeeeee</text:span> ya deseando las vacacion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6-17T23:39:20.458000000</meta:creation-date>
    <dc:date>2025-06-18T12:17:15.752000000</dc:date>
    <meta:editing-duration>PT12H37M55S</meta:editing-duration>
    <meta:editing-cycles>2</meta:editing-cycles>
    <meta:generator>LibreOffice/6.4.7.2$Windows_X86_64 LibreOffice_project/639b8ac485750d5696d7590a72ef1b496725cfb5</meta:generator>
    <meta:document-statistic meta:table-count="0" meta:image-count="0" meta:object-count="0" meta:page-count="1" meta:paragraph-count="1" meta:word-count="6" meta:character-count="51" meta:non-whitespace-character-count="46"/>
  </office:meta>
</office:document-meta>
</file>